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verificador de aprovação de alunos</text:p>
      <text:p text:style-name="Standard"># entrada de dados</text:p>
      <text:p text:style-name="Standard">nome = input("Digite o nome do aluno:")</text:p>
      <text:p text:style-name="Standard">nota1 = float(input("Digite a primeira nota:"))</text:p>
      <text:p text:style-name="Standard">nota2 = float(input("Digite a segunda nota:"))</text:p>
      <text:p text:style-name="Standard"># Cáulculo da Média</text:p>
      <text:p text:style-name="Standard">media = (nota1 + nota2) / 2</text:p>
      <text:p text:style-name="Standard">#Verificação de aprovação</text:p>
      <text:p text:style-name="Standard">if media &gt;= 7:</text:p>
      <text:p text:style-name="Standard"><text:s text:c="2"/>print("O aluno", nome, "foi aprovado com sucesso!")</text:p>
      <text:p text:style-name="Standard"><text:s text:c="2"/>situacao = "Aprovado"</text:p>
      <text:p text:style-name="Standard">elif media &gt;= 5:</text:p>
      <text:p text:style-name="Standard"><text:s text:c="2"/>print("O aluno", nome, "está em recuperação")</text:p>
      <text:p text:style-name="Standard"><text:s text:c="2"/>situacao = "Recuperação"</text:p>
      <text:p text:style-name="Standard">else: </text:p>
      <text:p text:style-name="Standard"><text:s text:c="2"/>print("O aluno", nome, "foi reprovado")</text:p>
      <text:p text:style-name="Standard"><text:s text:c="2"/>situacao = "Reprovado"</text:p>
      <text:p text:style-name="Standard">#Saída</text:p>
      <text:p text:style-name="Standard">print (f"\nAluno: {nome}")</text:p>
      <text:p text:style-name="Standard">print (f"Média: {media:.2f}")</text:p>
      <text:p text:style-name="Standard">print (f"Situação: {situacao}"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2T23:12:36.969390950</meta:creation-date>
    <dc:date>2025-06-02T23:13:46.874022809</dc:date>
    <meta:editing-duration>PT1M10S</meta:editing-duration>
    <meta:editing-cycles>1</meta:editing-cycles>
    <meta:document-statistic meta:table-count="0" meta:image-count="0" meta:object-count="0" meta:page-count="1" meta:paragraph-count="21" meta:word-count="89" meta:character-count="600" meta:non-whitespace-character-count="518"/>
    <meta:generator>LibreOffice/25.2.3.2$Linux_X86_64 LibreOffice_project/bbb074479178df812d175f709636b368952c2ce3</meta:generator>
  </office:meta>
</office:document-meta>
</file>